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1.55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Domien_Van_Steendam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4">
            <text:p>14/02/17</text:p>
          </table:table-cell>
          <table:table-cell table:style-name="ce4" office:value-type="float" office:value="1.5">
            <text:p>1,5</text:p>
          </table:table-cell>
          <table:table-cell table:style-name="ce4" office:value-type="string">
            <text:p>Afspraken rond programmeren opstellen, timesheets, opgave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5">
            <text:p>15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6">
            <text:p>16/02/17</text:p>
          </table:table-cell>
          <table:table-cell table:style-name="ce4" office:value-type="float" office:value="1.5">
            <text:p>1,5</text:p>
          </table:table-cell>
          <table:table-cell table:style-name="ce4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20">
            <text:p>20/02/1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dministratie en domeinmodel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1])" office:value-type="float" office:value="10">
            <text:p>10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2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6">
            <text:p>16/02/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6">
            <text:p>16/02/1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8">
            <text:p>18/02/15</text:p>
          </table:table-cell>
          <table:table-cell table:style-name="ce4" office:value-type="float" office:value="1.25">
            <text:p>1,25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6:.C23])" office:value-type="float" office:value="5.25">
            <text:p>5,25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20/02/2017</text:date>, <text:time>20:56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20T20:56:06.99</dc:date>
    <meta:editing-cycles>32</meta:editing-cycles>
    <meta:editing-duration>PT46M32S</meta:editing-duration>
    <meta:document-statistic meta:table-count="1" meta:cell-count="43" meta:object-count="0"/>
  </office:meta>
</office:document-meta>
</file>